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Free_Energy_Decomposi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</text:p>
          </table:table-cell>
          <table:table-cell table:style-name="Default" office:value-type="string" calcext:value-type="string">
            <text:p>err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err</text:p>
          </table:table-cell>
          <table:table-cell table:style-name="Default" office:value-type="string" calcext:value-type="string">
            <text:p>TdS</text:p>
          </table:table-cell>
          <table:table-cell table:style-name="Default" office:value-type="string" calcext:value-type="string">
            <text:p>err</text:p>
          </table:table-cell>
          <table:table-cell table:number-columns-repeated="2"/>
          <table:table-cell table:formula="of:=[.A1]" office:value-type="string" office:string-value="Name" calcext:value-type="string">
            <text:p>Name</text:p>
          </table:table-cell>
          <table:table-cell office:value-type="string" calcext:value-type="string">
            <text:p>$dA^{ads}$</text:p>
          </table:table-cell>
          <table:table-cell office:value-type="string" calcext:value-type="string">
            <text:p>$dE^{ads}$</text:p>
          </table:table-cell>
          <table:table-cell office:value-type="string" calcext:value-type="string">
            <text:p>$TdS^{ads}$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float" office:value="-10.2822944210613" calcext:value-type="float">
            <text:p>-10.3</text:p>
          </table:table-cell>
          <table:table-cell office:value-type="float" office:value="0.0591387494518187" calcext:value-type="float">
            <text:p>0.1</text:p>
          </table:table-cell>
          <table:table-cell office:value-type="float" office:value="-12.4636510095152" calcext:value-type="float">
            <text:p>-12.5</text:p>
          </table:table-cell>
          <table:table-cell office:value-type="float" office:value="1.78613996340856" calcext:value-type="float">
            <text:p>1.8</text:p>
          </table:table-cell>
          <table:table-cell office:value-type="float" office:value="-2.18135658845387" calcext:value-type="float">
            <text:p>-2.2</text:p>
          </table:table-cell>
          <table:table-cell office:value-type="float" office:value="1.78711873152621" calcext:value-type="float">
            <text:p>1.8</text:p>
          </table:table-cell>
          <table:table-cell table:number-columns-repeated="2"/>
          <table:table-cell table:formula="of:=[.A2]" office:value-type="string" office:string-value="Alanine" calcext:value-type="string">
            <text:p>Alanine</text:p>
          </table:table-cell>
          <table:table-cell table:formula="of:=CONCATENATE(&quot;$&quot;; ROUND([.B2]; 1); &quot; \pm &quot;; ROUND([.C2]; 1); &quot;$&quot;)" office:value-type="string" office:string-value="$-10.3 \pm 0.1$" calcext:value-type="string">
            <text:p>$-10.3 \pm 0.1$</text:p>
          </table:table-cell>
          <table:table-cell table:formula="of:=CONCATENATE(&quot;$&quot;; ROUND([.D2]; 1); &quot; \pm &quot;; ROUND([.E2]; 1); &quot;$&quot;)" office:value-type="string" office:string-value="$-12.5 \pm 1.8$" calcext:value-type="string">
            <text:p>$-12.5 \pm 1.8$</text:p>
          </table:table-cell>
          <table:table-cell table:formula="of:=CONCATENATE(&quot;$&quot;; ROUND([.F2]; 1); &quot; \pm &quot;; ROUND([.G2]; 1); &quot;$&quot;)" office:value-type="string" office:string-value="$-2.2 \pm 1.8$" calcext:value-type="string">
            <text:p>$-2.2 \pm 1.8$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float" office:value="-21.3907886364645" calcext:value-type="float">
            <text:p>-21.4</text:p>
          </table:table-cell>
          <table:table-cell office:value-type="float" office:value="0.0450911171199465" calcext:value-type="float">
            <text:p>0.0</text:p>
          </table:table-cell>
          <table:table-cell office:value-type="float" office:value="-30.7284340086044" calcext:value-type="float">
            <text:p>-30.7</text:p>
          </table:table-cell>
          <table:table-cell office:value-type="float" office:value="2.71895421794532" calcext:value-type="float">
            <text:p>2.7</text:p>
          </table:table-cell>
          <table:table-cell office:value-type="float" office:value="-9.33764537213989" calcext:value-type="float">
            <text:p>-9.3</text:p>
          </table:table-cell>
          <table:table-cell office:value-type="float" office:value="2.71932808762123" calcext:value-type="float">
            <text:p>2.7</text:p>
          </table:table-cell>
          <table:table-cell table:number-columns-repeated="2"/>
          <table:table-cell table:formula="of:=[.A3]" office:value-type="string" office:string-value="Arginine" calcext:value-type="string">
            <text:p>Arginine</text:p>
          </table:table-cell>
          <table:table-cell table:formula="of:=CONCATENATE(&quot;$&quot;; ROUND([.B3]; 1); &quot; \pm &quot;; ROUND([.C3]; 1); &quot;$&quot;)" office:value-type="string" office:string-value="$-21.4 \pm 0$" calcext:value-type="string">
            <text:p>$-21.4 \pm 0$</text:p>
          </table:table-cell>
          <table:table-cell table:formula="of:=CONCATENATE(&quot;$&quot;; ROUND([.D3]; 1); &quot; \pm &quot;; ROUND([.E3]; 1); &quot;$&quot;)" office:value-type="string" office:string-value="$-30.7 \pm 2.7$" calcext:value-type="string">
            <text:p>$-30.7 \pm 2.7$</text:p>
          </table:table-cell>
          <table:table-cell table:formula="of:=CONCATENATE(&quot;$&quot;; ROUND([.F3]; 1); &quot; \pm &quot;; ROUND([.G3]; 1); &quot;$&quot;)" office:value-type="string" office:string-value="$-9.3 \pm 2.7$" calcext:value-type="string">
            <text:p>$-9.3 \pm 2.7$</text:p>
          </table:table-cell>
        </table:table-row>
        <table:table-row table:style-name="ro1">
          <table:table-cell office:value-type="string" calcext:value-type="string">
            <text:p>Arginine (+)</text:p>
          </table:table-cell>
          <table:table-cell office:value-type="float" office:value="-19.1776939233399" calcext:value-type="float">
            <text:p>-19.2</text:p>
          </table:table-cell>
          <table:table-cell office:value-type="float" office:value="0.0526700474508652" calcext:value-type="float">
            <text:p>0.1</text:p>
          </table:table-cell>
          <table:table-cell office:value-type="float" office:value="-55.9887151388684" calcext:value-type="float">
            <text:p>-56.0</text:p>
          </table:table-cell>
          <table:table-cell office:value-type="float" office:value="1.33340752873832" calcext:value-type="float">
            <text:p>1.3</text:p>
          </table:table-cell>
          <table:table-cell office:value-type="float" office:value="-36.8110212155285" calcext:value-type="float">
            <text:p>-36.8</text:p>
          </table:table-cell>
          <table:table-cell office:value-type="float" office:value="1.33444736561414" calcext:value-type="float">
            <text:p>1.3</text:p>
          </table:table-cell>
          <table:table-cell table:number-columns-repeated="2"/>
          <table:table-cell table:formula="of:=[.A4]" office:value-type="string" office:string-value="Arginine (+)" calcext:value-type="string">
            <text:p>Arginine (+)</text:p>
          </table:table-cell>
          <table:table-cell table:formula="of:=CONCATENATE(&quot;$&quot;; ROUND([.B4]; 1); &quot; \pm &quot;; ROUND([.C4]; 1); &quot;$&quot;)" office:value-type="string" office:string-value="$-19.2 \pm 0.1$" calcext:value-type="string">
            <text:p>$-19.2 \pm 0.1$</text:p>
          </table:table-cell>
          <table:table-cell table:formula="of:=CONCATENATE(&quot;$&quot;; ROUND([.D4]; 1); &quot; \pm &quot;; ROUND([.E4]; 1); &quot;$&quot;)" office:value-type="string" office:string-value="$-56 \pm 1.3$" calcext:value-type="string">
            <text:p>$-56 \pm 1.3$</text:p>
          </table:table-cell>
          <table:table-cell table:formula="of:=CONCATENATE(&quot;$&quot;; ROUND([.F4]; 1); &quot; \pm &quot;; ROUND([.G4]; 1); &quot;$&quot;)" office:value-type="string" office:string-value="$-36.8 \pm 1.3$" calcext:value-type="string">
            <text:p>$-36.8 \pm 1.3$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float" office:value="-14.5373873120159" calcext:value-type="float">
            <text:p>-14.5</text:p>
          </table:table-cell>
          <table:table-cell office:value-type="float" office:value="0.0481118061733855" calcext:value-type="float">
            <text:p>0.0</text:p>
          </table:table-cell>
          <table:table-cell office:value-type="float" office:value="-24.1495709130249" calcext:value-type="float">
            <text:p>-24.1</text:p>
          </table:table-cell>
          <table:table-cell office:value-type="float" office:value="2.40119745943057" calcext:value-type="float">
            <text:p>2.4</text:p>
          </table:table-cell>
          <table:table-cell office:value-type="float" office:value="-9.61218360100905" calcext:value-type="float">
            <text:p>-9.6</text:p>
          </table:table-cell>
          <table:table-cell office:value-type="float" office:value="2.40167940930281" calcext:value-type="float">
            <text:p>2.4</text:p>
          </table:table-cell>
          <table:table-cell table:number-columns-repeated="2"/>
          <table:table-cell table:formula="of:=[.A5]" office:value-type="string" office:string-value="Asparagine" calcext:value-type="string">
            <text:p>Asparagine</text:p>
          </table:table-cell>
          <table:table-cell table:formula="of:=CONCATENATE(&quot;$&quot;; ROUND([.B5]; 1); &quot; \pm &quot;; ROUND([.C5]; 1); &quot;$&quot;)" office:value-type="string" office:string-value="$-14.5 \pm 0$" calcext:value-type="string">
            <text:p>$-14.5 \pm 0$</text:p>
          </table:table-cell>
          <table:table-cell table:formula="of:=CONCATENATE(&quot;$&quot;; ROUND([.D5]; 1); &quot; \pm &quot;; ROUND([.E5]; 1); &quot;$&quot;)" office:value-type="string" office:string-value="$-24.1 \pm 2.4$" calcext:value-type="string">
            <text:p>$-24.1 \pm 2.4$</text:p>
          </table:table-cell>
          <table:table-cell table:formula="of:=CONCATENATE(&quot;$&quot;; ROUND([.F5]; 1); &quot; \pm &quot;; ROUND([.G5]; 1); &quot;$&quot;)" office:value-type="string" office:string-value="$-9.6 \pm 2.4$" calcext:value-type="string">
            <text:p>$-9.6 \pm 2.4$</text:p>
          </table:table-cell>
        </table:table-row>
        <table:table-row table:style-name="ro1">
          <table:table-cell office:value-type="string" calcext:value-type="string">
            <text:p>Aspartic Acid (-)</text:p>
          </table:table-cell>
          <table:table-cell office:value-type="float" office:value="-10.1940888179276" calcext:value-type="float">
            <text:p>-10.2</text:p>
          </table:table-cell>
          <table:table-cell office:value-type="float" office:value="0.0528736745419533" calcext:value-type="float">
            <text:p>0.1</text:p>
          </table:table-cell>
          <table:table-cell office:value-type="float" office:value="-9.22683107390185" calcext:value-type="float">
            <text:p>-9.2</text:p>
          </table:table-cell>
          <table:table-cell office:value-type="float" office:value="1.83302678469953" calcext:value-type="float">
            <text:p>1.8</text:p>
          </table:table-cell>
          <table:table-cell office:value-type="float" office:value="0.967257744025719" calcext:value-type="float">
            <text:p>1.0</text:p>
          </table:table-cell>
          <table:table-cell office:value-type="float" office:value="1.83378919695953" calcext:value-type="float">
            <text:p>1.8</text:p>
          </table:table-cell>
          <table:table-cell table:number-columns-repeated="2"/>
          <table:table-cell table:formula="of:=[.A6]" office:value-type="string" office:string-value="Aspartic Acid (-)" calcext:value-type="string">
            <text:p>Aspartic Acid (-)</text:p>
          </table:table-cell>
          <table:table-cell table:formula="of:=CONCATENATE(&quot;$&quot;; ROUND([.B6]; 1); &quot; \pm &quot;; ROUND([.C6]; 1); &quot;$&quot;)" office:value-type="string" office:string-value="$-10.2 \pm 0.1$" calcext:value-type="string">
            <text:p>$-10.2 \pm 0.1$</text:p>
          </table:table-cell>
          <table:table-cell table:formula="of:=CONCATENATE(&quot;$&quot;; ROUND([.D6]; 1); &quot; \pm &quot;; ROUND([.E6]; 1); &quot;$&quot;)" office:value-type="string" office:string-value="$-9.2 \pm 1.8$" calcext:value-type="string">
            <text:p>$-9.2 \pm 1.8$</text:p>
          </table:table-cell>
          <table:table-cell table:formula="of:=CONCATENATE(&quot;$&quot;; ROUND([.F6]; 1); &quot; \pm &quot;; ROUND([.G6]; 1); &quot;$&quot;)" office:value-type="string" office:string-value="$1 \pm 1.8$" calcext:value-type="string">
            <text:p>$1 \pm 1.8$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float" office:value="-16.5138202764123" calcext:value-type="float">
            <text:p>-16.5</text:p>
          </table:table-cell>
          <table:table-cell office:value-type="float" office:value="0.0568496471286925" calcext:value-type="float">
            <text:p>0.1</text:p>
          </table:table-cell>
          <table:table-cell office:value-type="float" office:value="-24.3262880397961" calcext:value-type="float">
            <text:p>-24.3</text:p>
          </table:table-cell>
          <table:table-cell office:value-type="float" office:value="1.72325148880497" calcext:value-type="float">
            <text:p>1.7</text:p>
          </table:table-cell>
          <table:table-cell office:value-type="float" office:value="-7.81246776338379" calcext:value-type="float">
            <text:p>-7.8</text:p>
          </table:table-cell>
          <table:table-cell office:value-type="float" office:value="1.72418896181573" calcext:value-type="float">
            <text:p>1.7</text:p>
          </table:table-cell>
          <table:table-cell table:number-columns-repeated="2"/>
          <table:table-cell table:formula="of:=[.A7]" office:value-type="string" office:string-value="Aspartic Acid" calcext:value-type="string">
            <text:p>Aspartic Acid</text:p>
          </table:table-cell>
          <table:table-cell table:formula="of:=CONCATENATE(&quot;$&quot;; ROUND([.B7]; 1); &quot; \pm &quot;; ROUND([.C7]; 1); &quot;$&quot;)" office:value-type="string" office:string-value="$-16.5 \pm 0.1$" calcext:value-type="string">
            <text:p>$-16.5 \pm 0.1$</text:p>
          </table:table-cell>
          <table:table-cell table:formula="of:=CONCATENATE(&quot;$&quot;; ROUND([.D7]; 1); &quot; \pm &quot;; ROUND([.E7]; 1); &quot;$&quot;)" office:value-type="string" office:string-value="$-24.3 \pm 1.7$" calcext:value-type="string">
            <text:p>$-24.3 \pm 1.7$</text:p>
          </table:table-cell>
          <table:table-cell table:formula="of:=CONCATENATE(&quot;$&quot;; ROUND([.F7]; 1); &quot; \pm &quot;; ROUND([.G7]; 1); &quot;$&quot;)" office:value-type="string" office:string-value="$-7.8 \pm 1.7$" calcext:value-type="string">
            <text:p>$-7.8 \pm 1.7$</text:p>
          </table:table-cell>
        </table:table-row>
        <table:table-row table:style-name="ro1">
          <table:table-cell office:value-type="string" calcext:value-type="string">
            <text:p>Cysteine</text:p>
          </table:table-cell>
          <table:table-cell office:value-type="float" office:value="-13.9563399676513" calcext:value-type="float">
            <text:p>-14.0</text:p>
          </table:table-cell>
          <table:table-cell office:value-type="float" office:value="0.0551153980146467" calcext:value-type="float">
            <text:p>0.1</text:p>
          </table:table-cell>
          <table:table-cell office:value-type="float" office:value="-16.0847230544605" calcext:value-type="float">
            <text:p>-16.1</text:p>
          </table:table-cell>
          <table:table-cell office:value-type="float" office:value="1.02444071677481" calcext:value-type="float">
            <text:p>1.0</text:p>
          </table:table-cell>
          <table:table-cell office:value-type="float" office:value="-2.1283830868092" calcext:value-type="float">
            <text:p>-2.1</text:p>
          </table:table-cell>
          <table:table-cell office:value-type="float" office:value="1.02592226278817" calcext:value-type="float">
            <text:p>1.0</text:p>
          </table:table-cell>
          <table:table-cell table:number-columns-repeated="2"/>
          <table:table-cell table:formula="of:=[.A8]" office:value-type="string" office:string-value="Cysteine" calcext:value-type="string">
            <text:p>Cysteine</text:p>
          </table:table-cell>
          <table:table-cell table:formula="of:=CONCATENATE(&quot;$&quot;; ROUND([.B8]; 1); &quot; \pm &quot;; ROUND([.C8]; 1); &quot;$&quot;)" office:value-type="string" office:string-value="$-14 \pm 0.1$" calcext:value-type="string">
            <text:p>$-14 \pm 0.1$</text:p>
          </table:table-cell>
          <table:table-cell table:formula="of:=CONCATENATE(&quot;$&quot;; ROUND([.D8]; 1); &quot; \pm &quot;; ROUND([.E8]; 1); &quot;$&quot;)" office:value-type="string" office:string-value="$-16.1 \pm 1$" calcext:value-type="string">
            <text:p>$-16.1 \pm 1$</text:p>
          </table:table-cell>
          <table:table-cell table:formula="of:=CONCATENATE(&quot;$&quot;; ROUND([.F8]; 1); &quot; \pm &quot;; ROUND([.G8]; 1); &quot;$&quot;)" office:value-type="string" office:string-value="$-2.1 \pm 1$" calcext:value-type="string">
            <text:p>$-2.1 \pm 1$</text:p>
          </table:table-cell>
        </table:table-row>
        <table:table-row table:style-name="ro1">
          <table:table-cell office:value-type="string" calcext:value-type="string">
            <text:p>Glutamic Acid (-)</text:p>
          </table:table-cell>
          <table:table-cell office:value-type="float" office:value="-8.15694776562873" calcext:value-type="float">
            <text:p>-8.2</text:p>
          </table:table-cell>
          <table:table-cell office:value-type="float" office:value="0.0347935815574648" calcext:value-type="float">
            <text:p>0.0</text:p>
          </table:table-cell>
          <table:table-cell office:value-type="float" office:value="-5.82053395966068" calcext:value-type="float">
            <text:p>-5.8</text:p>
          </table:table-cell>
          <table:table-cell office:value-type="float" office:value="1.30428772059357" calcext:value-type="float">
            <text:p>1.3</text:p>
          </table:table-cell>
          <table:table-cell office:value-type="float" office:value="2.33641380596805" calcext:value-type="float">
            <text:p>2.3</text:p>
          </table:table-cell>
          <table:table-cell office:value-type="float" office:value="1.30475172021683" calcext:value-type="float">
            <text:p>1.3</text:p>
          </table:table-cell>
          <table:table-cell table:number-columns-repeated="2"/>
          <table:table-cell table:formula="of:=[.A9]" office:value-type="string" office:string-value="Glutamic Acid (-)" calcext:value-type="string">
            <text:p>Glutamic Acid (-)</text:p>
          </table:table-cell>
          <table:table-cell table:formula="of:=CONCATENATE(&quot;$&quot;; ROUND([.B9]; 1); &quot; \pm &quot;; ROUND([.C9]; 1); &quot;$&quot;)" office:value-type="string" office:string-value="$-8.2 \pm 0$" calcext:value-type="string">
            <text:p>$-8.2 \pm 0$</text:p>
          </table:table-cell>
          <table:table-cell table:formula="of:=CONCATENATE(&quot;$&quot;; ROUND([.D9]; 1); &quot; \pm &quot;; ROUND([.E9]; 1); &quot;$&quot;)" office:value-type="string" office:string-value="$-5.8 \pm 1.3$" calcext:value-type="string">
            <text:p>$-5.8 \pm 1.3$</text:p>
          </table:table-cell>
          <table:table-cell table:formula="of:=CONCATENATE(&quot;$&quot;; ROUND([.F9]; 1); &quot; \pm &quot;; ROUND([.G9]; 1); &quot;$&quot;)" office:value-type="string" office:string-value="$2.3 \pm 1.3$" calcext:value-type="string">
            <text:p>$2.3 \pm 1.3$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float" office:value="-17.5104134204361" calcext:value-type="float">
            <text:p>-17.5</text:p>
          </table:table-cell>
          <table:table-cell office:value-type="float" office:value="0.0562044160740584" calcext:value-type="float">
            <text:p>0.1</text:p>
          </table:table-cell>
          <table:table-cell office:value-type="float" office:value="-28.7645053381275" calcext:value-type="float">
            <text:p>-28.8</text:p>
          </table:table-cell>
          <table:table-cell office:value-type="float" office:value="1.18073240038813" calcext:value-type="float">
            <text:p>1.2</text:p>
          </table:table-cell>
          <table:table-cell office:value-type="float" office:value="-11.2540919176914" calcext:value-type="float">
            <text:p>-11.3</text:p>
          </table:table-cell>
          <table:table-cell office:value-type="float" office:value="1.18206934555996" calcext:value-type="float">
            <text:p>1.2</text:p>
          </table:table-cell>
          <table:table-cell table:number-columns-repeated="2"/>
          <table:table-cell table:formula="of:=[.A10]" office:value-type="string" office:string-value="Glutamic Acid" calcext:value-type="string">
            <text:p>Glutamic Acid</text:p>
          </table:table-cell>
          <table:table-cell table:formula="of:=CONCATENATE(&quot;$&quot;; ROUND([.B10]; 1); &quot; \pm &quot;; ROUND([.C10]; 1); &quot;$&quot;)" office:value-type="string" office:string-value="$-17.5 \pm 0.1$" calcext:value-type="string">
            <text:p>$-17.5 \pm 0.1$</text:p>
          </table:table-cell>
          <table:table-cell table:formula="of:=CONCATENATE(&quot;$&quot;; ROUND([.D10]; 1); &quot; \pm &quot;; ROUND([.E10]; 1); &quot;$&quot;)" office:value-type="string" office:string-value="$-28.8 \pm 1.2$" calcext:value-type="string">
            <text:p>$-28.8 \pm 1.2$</text:p>
          </table:table-cell>
          <table:table-cell table:formula="of:=CONCATENATE(&quot;$&quot;; ROUND([.F10]; 1); &quot; \pm &quot;; ROUND([.G10]; 1); &quot;$&quot;)" office:value-type="string" office:string-value="$-11.3 \pm 1.2$" calcext:value-type="string">
            <text:p>$-11.3 \pm 1.2$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float" office:value="-17.0695179781728" calcext:value-type="float">
            <text:p>-17.1</text:p>
          </table:table-cell>
          <table:table-cell office:value-type="float" office:value="0.0550595387116212" calcext:value-type="float">
            <text:p>0.1</text:p>
          </table:table-cell>
          <table:table-cell office:value-type="float" office:value="-24.5431050168991" calcext:value-type="float">
            <text:p>-24.5</text:p>
          </table:table-cell>
          <table:table-cell office:value-type="float" office:value="1.71344102545842" calcext:value-type="float">
            <text:p>1.7</text:p>
          </table:table-cell>
          <table:table-cell office:value-type="float" office:value="-7.47358703872627" calcext:value-type="float">
            <text:p>-7.5</text:p>
          </table:table-cell>
          <table:table-cell office:value-type="float" office:value="1.71432543600308" calcext:value-type="float">
            <text:p>1.7</text:p>
          </table:table-cell>
          <table:table-cell table:number-columns-repeated="2"/>
          <table:table-cell table:formula="of:=[.A11]" office:value-type="string" office:string-value="Glutamine" calcext:value-type="string">
            <text:p>Glutamine</text:p>
          </table:table-cell>
          <table:table-cell table:formula="of:=CONCATENATE(&quot;$&quot;; ROUND([.B11]; 1); &quot; \pm &quot;; ROUND([.C11]; 1); &quot;$&quot;)" office:value-type="string" office:string-value="$-17.1 \pm 0.1$" calcext:value-type="string">
            <text:p>$-17.1 \pm 0.1$</text:p>
          </table:table-cell>
          <table:table-cell table:formula="of:=CONCATENATE(&quot;$&quot;; ROUND([.D11]; 1); &quot; \pm &quot;; ROUND([.E11]; 1); &quot;$&quot;)" office:value-type="string" office:string-value="$-24.5 \pm 1.7$" calcext:value-type="string">
            <text:p>$-24.5 \pm 1.7$</text:p>
          </table:table-cell>
          <table:table-cell table:formula="of:=CONCATENATE(&quot;$&quot;; ROUND([.F11]; 1); &quot; \pm &quot;; ROUND([.G11]; 1); &quot;$&quot;)" office:value-type="string" office:string-value="$-7.5 \pm 1.7$" calcext:value-type="string">
            <text:p>$-7.5 \pm 1.7$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float" office:value="-8.66442047415823" calcext:value-type="float">
            <text:p>-8.7</text:p>
          </table:table-cell>
          <table:table-cell office:value-type="float" office:value="0.0439680393292523" calcext:value-type="float">
            <text:p>0.0</text:p>
          </table:table-cell>
          <table:table-cell office:value-type="float" office:value="-16.1698021394841" calcext:value-type="float">
            <text:p>-16.2</text:p>
          </table:table-cell>
          <table:table-cell office:value-type="float" office:value="1.21221169374303" calcext:value-type="float">
            <text:p>1.2</text:p>
          </table:table-cell>
          <table:table-cell office:value-type="float" office:value="-7.50538166532586" calcext:value-type="float">
            <text:p>-7.5</text:p>
          </table:table-cell>
          <table:table-cell office:value-type="float" office:value="1.21300881238753" calcext:value-type="float">
            <text:p>1.2</text:p>
          </table:table-cell>
          <table:table-cell table:number-columns-repeated="2"/>
          <table:table-cell table:formula="of:=[.A12]" office:value-type="string" office:string-value="Glycine" calcext:value-type="string">
            <text:p>Glycine</text:p>
          </table:table-cell>
          <table:table-cell table:formula="of:=CONCATENATE(&quot;$&quot;; ROUND([.B12]; 1); &quot; \pm &quot;; ROUND([.C12]; 1); &quot;$&quot;)" office:value-type="string" office:string-value="$-8.7 \pm 0$" calcext:value-type="string">
            <text:p>$-8.7 \pm 0$</text:p>
          </table:table-cell>
          <table:table-cell table:formula="of:=CONCATENATE(&quot;$&quot;; ROUND([.D12]; 1); &quot; \pm &quot;; ROUND([.E12]; 1); &quot;$&quot;)" office:value-type="string" office:string-value="$-16.2 \pm 1.2$" calcext:value-type="string">
            <text:p>$-16.2 \pm 1.2$</text:p>
          </table:table-cell>
          <table:table-cell table:formula="of:=CONCATENATE(&quot;$&quot;; ROUND([.F12]; 1); &quot; \pm &quot;; ROUND([.G12]; 1); &quot;$&quot;)" office:value-type="string" office:string-value="$-7.5 \pm 1.2$" calcext:value-type="string">
            <text:p>$-7.5 \pm 1.2$</text:p>
          </table:table-cell>
        </table:table-row>
        <table:table-row table:style-name="ro1">
          <table:table-cell office:value-type="string" calcext:value-type="string">
            <text:p>Histidine (+)</text:p>
          </table:table-cell>
          <table:table-cell office:value-type="float" office:value="-12.8238650973112" calcext:value-type="float">
            <text:p>-12.8</text:p>
          </table:table-cell>
          <table:table-cell office:value-type="float" office:value="0.0581139654251722" calcext:value-type="float">
            <text:p>0.1</text:p>
          </table:table-cell>
          <table:table-cell office:value-type="float" office:value="-38.9292272523162" calcext:value-type="float">
            <text:p>-38.9</text:p>
          </table:table-cell>
          <table:table-cell office:value-type="float" office:value="1.10790443162659" calcext:value-type="float">
            <text:p>1.1</text:p>
          </table:table-cell>
          <table:table-cell office:value-type="float" office:value="-26.105362155005" calcext:value-type="float">
            <text:p>-26.1</text:p>
          </table:table-cell>
          <table:table-cell office:value-type="float" office:value="1.1094275382355" calcext:value-type="float">
            <text:p>1.1</text:p>
          </table:table-cell>
          <table:table-cell table:number-columns-repeated="2"/>
          <table:table-cell table:formula="of:=[.A13]" office:value-type="string" office:string-value="Histidine (+)" calcext:value-type="string">
            <text:p>Histidine (+)</text:p>
          </table:table-cell>
          <table:table-cell table:formula="of:=CONCATENATE(&quot;$&quot;; ROUND([.B13]; 1); &quot; \pm &quot;; ROUND([.C13]; 1); &quot;$&quot;)" office:value-type="string" office:string-value="$-12.8 \pm 0.1$" calcext:value-type="string">
            <text:p>$-12.8 \pm 0.1$</text:p>
          </table:table-cell>
          <table:table-cell table:formula="of:=CONCATENATE(&quot;$&quot;; ROUND([.D13]; 1); &quot; \pm &quot;; ROUND([.E13]; 1); &quot;$&quot;)" office:value-type="string" office:string-value="$-38.9 \pm 1.1$" calcext:value-type="string">
            <text:p>$-38.9 \pm 1.1$</text:p>
          </table:table-cell>
          <table:table-cell table:formula="of:=CONCATENATE(&quot;$&quot;; ROUND([.F13]; 1); &quot; \pm &quot;; ROUND([.G13]; 1); &quot;$&quot;)" office:value-type="string" office:string-value="$-26.1 \pm 1.1$" calcext:value-type="string">
            <text:p>$-26.1 \pm 1.1$</text:p>
          </table:table-cell>
        </table:table-row>
        <table:table-row table:style-name="ro1">
          <table:table-cell office:value-type="string" calcext:value-type="string">
            <text:p>Histidine</text:p>
          </table:table-cell>
          <table:table-cell office:value-type="float" office:value="-18.9211183372511" calcext:value-type="float">
            <text:p>-18.9</text:p>
          </table:table-cell>
          <table:table-cell office:value-type="float" office:value="0.0500666468391456" calcext:value-type="float">
            <text:p>0.1</text:p>
          </table:table-cell>
          <table:table-cell office:value-type="float" office:value="-25.7872113085468" calcext:value-type="float">
            <text:p>-25.8</text:p>
          </table:table-cell>
          <table:table-cell office:value-type="float" office:value="1.23338175269634" calcext:value-type="float">
            <text:p>1.2</text:p>
          </table:table-cell>
          <table:table-cell office:value-type="float" office:value="-6.86609297129569" calcext:value-type="float">
            <text:p>-6.9</text:p>
          </table:table-cell>
          <table:table-cell office:value-type="float" office:value="1.23439751174815" calcext:value-type="float">
            <text:p>1.2</text:p>
          </table:table-cell>
          <table:table-cell table:number-columns-repeated="2"/>
          <table:table-cell table:formula="of:=[.A14]" office:value-type="string" office:string-value="Histidine" calcext:value-type="string">
            <text:p>Histidine</text:p>
          </table:table-cell>
          <table:table-cell table:formula="of:=CONCATENATE(&quot;$&quot;; ROUND([.B14]; 1); &quot; \pm &quot;; ROUND([.C14]; 1); &quot;$&quot;)" office:value-type="string" office:string-value="$-18.9 \pm 0.1$" calcext:value-type="string">
            <text:p>$-18.9 \pm 0.1$</text:p>
          </table:table-cell>
          <table:table-cell table:formula="of:=CONCATENATE(&quot;$&quot;; ROUND([.D14]; 1); &quot; \pm &quot;; ROUND([.E14]; 1); &quot;$&quot;)" office:value-type="string" office:string-value="$-25.8 \pm 1.2$" calcext:value-type="string">
            <text:p>$-25.8 \pm 1.2$</text:p>
          </table:table-cell>
          <table:table-cell table:formula="of:=CONCATENATE(&quot;$&quot;; ROUND([.F14]; 1); &quot; \pm &quot;; ROUND([.G14]; 1); &quot;$&quot;)" office:value-type="string" office:string-value="$-6.9 \pm 1.2$" calcext:value-type="string">
            <text:p>$-6.9 \pm 1.2$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float" office:value="-14.8652548988675" calcext:value-type="float">
            <text:p>-14.9</text:p>
          </table:table-cell>
          <table:table-cell office:value-type="float" office:value="0.0651522113004441" calcext:value-type="float">
            <text:p>0.1</text:p>
          </table:table-cell>
          <table:table-cell office:value-type="float" office:value="-16.8358645392582" calcext:value-type="float">
            <text:p>-16.8</text:p>
          </table:table-cell>
          <table:table-cell office:value-type="float" office:value="1.41074548498681" calcext:value-type="float">
            <text:p>1.4</text:p>
          </table:table-cell>
          <table:table-cell office:value-type="float" office:value="-1.97060964039067" calcext:value-type="float">
            <text:p>-2.0</text:p>
          </table:table-cell>
          <table:table-cell office:value-type="float" office:value="1.41224914021854" calcext:value-type="float">
            <text:p>1.4</text:p>
          </table:table-cell>
          <table:table-cell table:number-columns-repeated="2"/>
          <table:table-cell table:formula="of:=[.A15]" office:value-type="string" office:string-value="Isoleucine" calcext:value-type="string">
            <text:p>Isoleucine</text:p>
          </table:table-cell>
          <table:table-cell table:formula="of:=CONCATENATE(&quot;$&quot;; ROUND([.B15]; 1); &quot; \pm &quot;; ROUND([.C15]; 1); &quot;$&quot;)" office:value-type="string" office:string-value="$-14.9 \pm 0.1$" calcext:value-type="string">
            <text:p>$-14.9 \pm 0.1$</text:p>
          </table:table-cell>
          <table:table-cell table:formula="of:=CONCATENATE(&quot;$&quot;; ROUND([.D15]; 1); &quot; \pm &quot;; ROUND([.E15]; 1); &quot;$&quot;)" office:value-type="string" office:string-value="$-16.8 \pm 1.4$" calcext:value-type="string">
            <text:p>$-16.8 \pm 1.4$</text:p>
          </table:table-cell>
          <table:table-cell table:formula="of:=CONCATENATE(&quot;$&quot;; ROUND([.F15]; 1); &quot; \pm &quot;; ROUND([.G15]; 1); &quot;$&quot;)" office:value-type="string" office:string-value="$-2 \pm 1.4$" calcext:value-type="string">
            <text:p>$-2 \pm 1.4$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float" office:value="-15.8709629495949" calcext:value-type="float">
            <text:p>-15.9</text:p>
          </table:table-cell>
          <table:table-cell office:value-type="float" office:value="0.053680205385201" calcext:value-type="float">
            <text:p>0.1</text:p>
          </table:table-cell>
          <table:table-cell office:value-type="float" office:value="-19.0561201150995" calcext:value-type="float">
            <text:p>-19.1</text:p>
          </table:table-cell>
          <table:table-cell office:value-type="float" office:value="1.26405211442966" calcext:value-type="float">
            <text:p>1.3</text:p>
          </table:table-cell>
          <table:table-cell office:value-type="float" office:value="-3.18515716550454" calcext:value-type="float">
            <text:p>-3.2</text:p>
          </table:table-cell>
          <table:table-cell office:value-type="float" office:value="1.26519141336175" calcext:value-type="float">
            <text:p>1.3</text:p>
          </table:table-cell>
          <table:table-cell table:number-columns-repeated="2"/>
          <table:table-cell table:formula="of:=[.A16]" office:value-type="string" office:string-value="Leucine" calcext:value-type="string">
            <text:p>Leucine</text:p>
          </table:table-cell>
          <table:table-cell table:formula="of:=CONCATENATE(&quot;$&quot;; ROUND([.B16]; 1); &quot; \pm &quot;; ROUND([.C16]; 1); &quot;$&quot;)" office:value-type="string" office:string-value="$-15.9 \pm 0.1$" calcext:value-type="string">
            <text:p>$-15.9 \pm 0.1$</text:p>
          </table:table-cell>
          <table:table-cell table:formula="of:=CONCATENATE(&quot;$&quot;; ROUND([.D16]; 1); &quot; \pm &quot;; ROUND([.E16]; 1); &quot;$&quot;)" office:value-type="string" office:string-value="$-19.1 \pm 1.3$" calcext:value-type="string">
            <text:p>$-19.1 \pm 1.3$</text:p>
          </table:table-cell>
          <table:table-cell table:formula="of:=CONCATENATE(&quot;$&quot;; ROUND([.F16]; 1); &quot; \pm &quot;; ROUND([.G16]; 1); &quot;$&quot;)" office:value-type="string" office:string-value="$-3.2 \pm 1.3$" calcext:value-type="string">
            <text:p>$-3.2 \pm 1.3$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float" office:value="-18.5381681314288" calcext:value-type="float">
            <text:p>-18.5</text:p>
          </table:table-cell>
          <table:table-cell office:value-type="float" office:value="0.0567614886528108" calcext:value-type="float">
            <text:p>0.1</text:p>
          </table:table-cell>
          <table:table-cell office:value-type="float" office:value="-25.1984110485064" calcext:value-type="float">
            <text:p>-25.2</text:p>
          </table:table-cell>
          <table:table-cell office:value-type="float" office:value="1.35692325370231" calcext:value-type="float">
            <text:p>1.4</text:p>
          </table:table-cell>
          <table:table-cell office:value-type="float" office:value="-6.66024291707759" calcext:value-type="float">
            <text:p>-6.7</text:p>
          </table:table-cell>
          <table:table-cell office:value-type="float" office:value="1.35810993039303" calcext:value-type="float">
            <text:p>1.4</text:p>
          </table:table-cell>
          <table:table-cell table:number-columns-repeated="2"/>
          <table:table-cell table:formula="of:=[.A17]" office:value-type="string" office:string-value="Lysine" calcext:value-type="string">
            <text:p>Lysine</text:p>
          </table:table-cell>
          <table:table-cell table:formula="of:=CONCATENATE(&quot;$&quot;; ROUND([.B17]; 1); &quot; \pm &quot;; ROUND([.C17]; 1); &quot;$&quot;)" office:value-type="string" office:string-value="$-18.5 \pm 0.1$" calcext:value-type="string">
            <text:p>$-18.5 \pm 0.1$</text:p>
          </table:table-cell>
          <table:table-cell table:formula="of:=CONCATENATE(&quot;$&quot;; ROUND([.D17]; 1); &quot; \pm &quot;; ROUND([.E17]; 1); &quot;$&quot;)" office:value-type="string" office:string-value="$-25.2 \pm 1.4$" calcext:value-type="string">
            <text:p>$-25.2 \pm 1.4$</text:p>
          </table:table-cell>
          <table:table-cell table:formula="of:=CONCATENATE(&quot;$&quot;; ROUND([.F17]; 1); &quot; \pm &quot;; ROUND([.G17]; 1); &quot;$&quot;)" office:value-type="string" office:string-value="$-6.7 \pm 1.4$" calcext:value-type="string">
            <text:p>$-6.7 \pm 1.4$</text:p>
          </table:table-cell>
        </table:table-row>
        <table:table-row table:style-name="ro1">
          <table:table-cell office:value-type="string" calcext:value-type="string">
            <text:p>Lysine (+)</text:p>
          </table:table-cell>
          <table:table-cell office:value-type="float" office:value="-11.9596147997623" calcext:value-type="float">
            <text:p>-12.0</text:p>
          </table:table-cell>
          <table:table-cell office:value-type="float" office:value="0.065319545094605" calcext:value-type="float">
            <text:p>0.1</text:p>
          </table:table-cell>
          <table:table-cell office:value-type="float" office:value="-27.4151399923139" calcext:value-type="float">
            <text:p>-27.4</text:p>
          </table:table-cell>
          <table:table-cell office:value-type="float" office:value="1.4291381536314" calcext:value-type="float">
            <text:p>1.4</text:p>
          </table:table-cell>
          <table:table-cell office:value-type="float" office:value="-15.4555251925516" calcext:value-type="float">
            <text:p>-15.5</text:p>
          </table:table-cell>
          <table:table-cell office:value-type="float" office:value="1.43063010772748" calcext:value-type="float">
            <text:p>1.4</text:p>
          </table:table-cell>
          <table:table-cell table:number-columns-repeated="2"/>
          <table:table-cell table:formula="of:=[.A18]" office:value-type="string" office:string-value="Lysine (+)" calcext:value-type="string">
            <text:p>Lysine (+)</text:p>
          </table:table-cell>
          <table:table-cell table:formula="of:=CONCATENATE(&quot;$&quot;; ROUND([.B18]; 1); &quot; \pm &quot;; ROUND([.C18]; 1); &quot;$&quot;)" office:value-type="string" office:string-value="$-12 \pm 0.1$" calcext:value-type="string">
            <text:p>$-12 \pm 0.1$</text:p>
          </table:table-cell>
          <table:table-cell table:formula="of:=CONCATENATE(&quot;$&quot;; ROUND([.D18]; 1); &quot; \pm &quot;; ROUND([.E18]; 1); &quot;$&quot;)" office:value-type="string" office:string-value="$-27.4 \pm 1.4$" calcext:value-type="string">
            <text:p>$-27.4 \pm 1.4$</text:p>
          </table:table-cell>
          <table:table-cell table:formula="of:=CONCATENATE(&quot;$&quot;; ROUND([.F18]; 1); &quot; \pm &quot;; ROUND([.G18]; 1); &quot;$&quot;)" office:value-type="string" office:string-value="$-15.5 \pm 1.4$" calcext:value-type="string">
            <text:p>$-15.5 \pm 1.4$</text:p>
          </table:table-cell>
        </table:table-row>
        <table:table-row table:style-name="ro1">
          <table:table-cell office:value-type="string" calcext:value-type="string">
            <text:p>Methionine</text:p>
          </table:table-cell>
          <table:table-cell office:value-type="float" office:value="-19.1981172513249" calcext:value-type="float">
            <text:p>-19.2</text:p>
          </table:table-cell>
          <table:table-cell office:value-type="float" office:value="0.0558576336900144" calcext:value-type="float">
            <text:p>0.1</text:p>
          </table:table-cell>
          <table:table-cell office:value-type="float" office:value="-27.7253673083906" calcext:value-type="float">
            <text:p>-27.7</text:p>
          </table:table-cell>
          <table:table-cell office:value-type="float" office:value="1.59659734905881" calcext:value-type="float">
            <text:p>1.6</text:p>
          </table:table-cell>
          <table:table-cell office:value-type="float" office:value="-8.52725005706565" calcext:value-type="float">
            <text:p>-8.5</text:p>
          </table:table-cell>
          <table:table-cell office:value-type="float" office:value="1.59757415172601" calcext:value-type="float">
            <text:p>1.6</text:p>
          </table:table-cell>
          <table:table-cell table:number-columns-repeated="2"/>
          <table:table-cell table:formula="of:=[.A19]" office:value-type="string" office:string-value="Methionine" calcext:value-type="string">
            <text:p>Methionine</text:p>
          </table:table-cell>
          <table:table-cell table:formula="of:=CONCATENATE(&quot;$&quot;; ROUND([.B19]; 1); &quot; \pm &quot;; ROUND([.C19]; 1); &quot;$&quot;)" office:value-type="string" office:string-value="$-19.2 \pm 0.1$" calcext:value-type="string">
            <text:p>$-19.2 \pm 0.1$</text:p>
          </table:table-cell>
          <table:table-cell table:formula="of:=CONCATENATE(&quot;$&quot;; ROUND([.D19]; 1); &quot; \pm &quot;; ROUND([.E19]; 1); &quot;$&quot;)" office:value-type="string" office:string-value="$-27.7 \pm 1.6$" calcext:value-type="string">
            <text:p>$-27.7 \pm 1.6$</text:p>
          </table:table-cell>
          <table:table-cell table:formula="of:=CONCATENATE(&quot;$&quot;; ROUND([.F19]; 1); &quot; \pm &quot;; ROUND([.G19]; 1); &quot;$&quot;)" office:value-type="string" office:string-value="$-8.5 \pm 1.6$" calcext:value-type="string">
            <text:p>$-8.5 \pm 1.6$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office:value-type="float" office:value="-19.0716695390534" calcext:value-type="float">
            <text:p>-19.1</text:p>
          </table:table-cell>
          <table:table-cell office:value-type="float" office:value="0.0891144400584303" calcext:value-type="float">
            <text:p>0.1</text:p>
          </table:table-cell>
          <table:table-cell office:value-type="float" office:value="-27.0835613783565" calcext:value-type="float">
            <text:p>-27.1</text:p>
          </table:table-cell>
          <table:table-cell office:value-type="float" office:value="1.40225452217847" calcext:value-type="float">
            <text:p>1.4</text:p>
          </table:table-cell>
          <table:table-cell office:value-type="float" office:value="-8.0118918393031" calcext:value-type="float">
            <text:p>-8.0</text:p>
          </table:table-cell>
          <table:table-cell office:value-type="float" office:value="1.40508331724382" calcext:value-type="float">
            <text:p>1.4</text:p>
          </table:table-cell>
          <table:table-cell table:number-columns-repeated="2"/>
          <table:table-cell table:formula="of:=[.A20]" office:value-type="string" office:string-value="Phenylalanine" calcext:value-type="string">
            <text:p>Phenylalanine</text:p>
          </table:table-cell>
          <table:table-cell table:formula="of:=CONCATENATE(&quot;$&quot;; ROUND([.B20]; 1); &quot; \pm &quot;; ROUND([.C20]; 1); &quot;$&quot;)" office:value-type="string" office:string-value="$-19.1 \pm 0.1$" calcext:value-type="string">
            <text:p>$-19.1 \pm 0.1$</text:p>
          </table:table-cell>
          <table:table-cell table:formula="of:=CONCATENATE(&quot;$&quot;; ROUND([.D20]; 1); &quot; \pm &quot;; ROUND([.E20]; 1); &quot;$&quot;)" office:value-type="string" office:string-value="$-27.1 \pm 1.4$" calcext:value-type="string">
            <text:p>$-27.1 \pm 1.4$</text:p>
          </table:table-cell>
          <table:table-cell table:formula="of:=CONCATENATE(&quot;$&quot;; ROUND([.F20]; 1); &quot; \pm &quot;; ROUND([.G20]; 1); &quot;$&quot;)" office:value-type="string" office:string-value="$-8 \pm 1.4$" calcext:value-type="string">
            <text:p>$-8 \pm 1.4$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office:value-type="float" office:value="-6.47187828292741" calcext:value-type="float">
            <text:p>-6.5</text:p>
          </table:table-cell>
          <table:table-cell office:value-type="float" office:value="0.0391061973623074" calcext:value-type="float">
            <text:p>0.0</text:p>
          </table:table-cell>
          <table:table-cell office:value-type="float" office:value="-23.7693798841501" calcext:value-type="float">
            <text:p>-23.8</text:p>
          </table:table-cell>
          <table:table-cell office:value-type="float" office:value="1.3823309436366" calcext:value-type="float">
            <text:p>1.4</text:p>
          </table:table-cell>
          <table:table-cell office:value-type="float" office:value="-17.2975016012227" calcext:value-type="float">
            <text:p>-17.3</text:p>
          </table:table-cell>
          <table:table-cell office:value-type="float" office:value="1.38288399094335" calcext:value-type="float">
            <text:p>1.4</text:p>
          </table:table-cell>
          <table:table-cell table:number-columns-repeated="2"/>
          <table:table-cell table:formula="of:=[.A21]" office:value-type="string" office:string-value="Proline" calcext:value-type="string">
            <text:p>Proline</text:p>
          </table:table-cell>
          <table:table-cell table:formula="of:=CONCATENATE(&quot;$&quot;; ROUND([.B21]; 1); &quot; \pm &quot;; ROUND([.C21]; 1); &quot;$&quot;)" office:value-type="string" office:string-value="$-6.5 \pm 0$" calcext:value-type="string">
            <text:p>$-6.5 \pm 0$</text:p>
          </table:table-cell>
          <table:table-cell table:formula="of:=CONCATENATE(&quot;$&quot;; ROUND([.D21]; 1); &quot; \pm &quot;; ROUND([.E21]; 1); &quot;$&quot;)" office:value-type="string" office:string-value="$-23.8 \pm 1.4$" calcext:value-type="string">
            <text:p>$-23.8 \pm 1.4$</text:p>
          </table:table-cell>
          <table:table-cell table:formula="of:=CONCATENATE(&quot;$&quot;; ROUND([.F21]; 1); &quot; \pm &quot;; ROUND([.G21]; 1); &quot;$&quot;)" office:value-type="string" office:string-value="$-17.3 \pm 1.4$" calcext:value-type="string">
            <text:p>$-17.3 \pm 1.4$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float" office:value="-11.8951524323961" calcext:value-type="float">
            <text:p>-11.9</text:p>
          </table:table-cell>
          <table:table-cell office:value-type="float" office:value="0.0556374979869052" calcext:value-type="float">
            <text:p>0.1</text:p>
          </table:table-cell>
          <table:table-cell office:value-type="float" office:value="-17.957712706615" calcext:value-type="float">
            <text:p>-18.0</text:p>
          </table:table-cell>
          <table:table-cell office:value-type="float" office:value="1.38239109394823" calcext:value-type="float">
            <text:p>1.4</text:p>
          </table:table-cell>
          <table:table-cell office:value-type="float" office:value="-6.0625602742189" calcext:value-type="float">
            <text:p>-6.1</text:p>
          </table:table-cell>
          <table:table-cell office:value-type="float" office:value="1.38351027022195" calcext:value-type="float">
            <text:p>1.4</text:p>
          </table:table-cell>
          <table:table-cell table:number-columns-repeated="2"/>
          <table:table-cell table:formula="of:=[.A22]" office:value-type="string" office:string-value="Serine" calcext:value-type="string">
            <text:p>Serine</text:p>
          </table:table-cell>
          <table:table-cell table:formula="of:=CONCATENATE(&quot;$&quot;; ROUND([.B22]; 1); &quot; \pm &quot;; ROUND([.C22]; 1); &quot;$&quot;)" office:value-type="string" office:string-value="$-11.9 \pm 0.1$" calcext:value-type="string">
            <text:p>$-11.9 \pm 0.1$</text:p>
          </table:table-cell>
          <table:table-cell table:formula="of:=CONCATENATE(&quot;$&quot;; ROUND([.D22]; 1); &quot; \pm &quot;; ROUND([.E22]; 1); &quot;$&quot;)" office:value-type="string" office:string-value="$-18 \pm 1.4$" calcext:value-type="string">
            <text:p>$-18 \pm 1.4$</text:p>
          </table:table-cell>
          <table:table-cell table:formula="of:=CONCATENATE(&quot;$&quot;; ROUND([.F22]; 1); &quot; \pm &quot;; ROUND([.G22]; 1); &quot;$&quot;)" office:value-type="string" office:string-value="$-6.1 \pm 1.4$" calcext:value-type="string">
            <text:p>$-6.1 \pm 1.4$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office:value-type="float" office:value="-13.7004772167125" calcext:value-type="float">
            <text:p>-13.7</text:p>
          </table:table-cell>
          <table:table-cell office:value-type="float" office:value="0.0533131877936574" calcext:value-type="float">
            <text:p>0.1</text:p>
          </table:table-cell>
          <table:table-cell office:value-type="float" office:value="-14.9949769932718" calcext:value-type="float">
            <text:p>-15.0</text:p>
          </table:table-cell>
          <table:table-cell office:value-type="float" office:value="1.64196191665717" calcext:value-type="float">
            <text:p>1.6</text:p>
          </table:table-cell>
          <table:table-cell office:value-type="float" office:value="-1.29449977655931" calcext:value-type="float">
            <text:p>-1.3</text:p>
          </table:table-cell>
          <table:table-cell office:value-type="float" office:value="1.64282720690436" calcext:value-type="float">
            <text:p>1.6</text:p>
          </table:table-cell>
          <table:table-cell table:number-columns-repeated="2"/>
          <table:table-cell table:formula="of:=[.A23]" office:value-type="string" office:string-value="Threonine" calcext:value-type="string">
            <text:p>Threonine</text:p>
          </table:table-cell>
          <table:table-cell table:formula="of:=CONCATENATE(&quot;$&quot;; ROUND([.B23]; 1); &quot; \pm &quot;; ROUND([.C23]; 1); &quot;$&quot;)" office:value-type="string" office:string-value="$-13.7 \pm 0.1$" calcext:value-type="string">
            <text:p>$-13.7 \pm 0.1$</text:p>
          </table:table-cell>
          <table:table-cell table:formula="of:=CONCATENATE(&quot;$&quot;; ROUND([.D23]; 1); &quot; \pm &quot;; ROUND([.E23]; 1); &quot;$&quot;)" office:value-type="string" office:string-value="$-15 \pm 1.6$" calcext:value-type="string">
            <text:p>$-15 \pm 1.6$</text:p>
          </table:table-cell>
          <table:table-cell table:formula="of:=CONCATENATE(&quot;$&quot;; ROUND([.F23]; 1); &quot; \pm &quot;; ROUND([.G23]; 1); &quot;$&quot;)" office:value-type="string" office:string-value="$-1.3 \pm 1.6$" calcext:value-type="string">
            <text:p>$-1.3 \pm 1.6$</text:p>
          </table:table-cell>
        </table:table-row>
        <table:table-row table:style-name="ro1">
          <table:table-cell office:value-type="string" calcext:value-type="string">
            <text:p>Tryptophan</text:p>
          </table:table-cell>
          <table:table-cell office:value-type="float" office:value="-26.7360759916027" calcext:value-type="float">
            <text:p>-26.7</text:p>
          </table:table-cell>
          <table:table-cell office:value-type="float" office:value="0.0088109557611964" calcext:value-type="float">
            <text:p>0.0</text:p>
          </table:table-cell>
          <table:table-cell office:value-type="float" office:value="-32.4630660624534" calcext:value-type="float">
            <text:p>-32.5</text:p>
          </table:table-cell>
          <table:table-cell office:value-type="float" office:value="1.35433331872594" calcext:value-type="float">
            <text:p>1.4</text:p>
          </table:table-cell>
          <table:table-cell office:value-type="float" office:value="-5.72699007085078" calcext:value-type="float">
            <text:p>-5.7</text:p>
          </table:table-cell>
          <table:table-cell office:value-type="float" office:value="1.35436197936617" calcext:value-type="float">
            <text:p>1.4</text:p>
          </table:table-cell>
          <table:table-cell table:number-columns-repeated="2"/>
          <table:table-cell table:formula="of:=[.A24]" office:value-type="string" office:string-value="Tryptophan" calcext:value-type="string">
            <text:p>Tryptophan</text:p>
          </table:table-cell>
          <table:table-cell table:formula="of:=CONCATENATE(&quot;$&quot;; ROUND([.B24]; 1); &quot; \pm &quot;; ROUND([.C24]; 1); &quot;$&quot;)" office:value-type="string" office:string-value="$-26.7 \pm 0$" calcext:value-type="string">
            <text:p>$-26.7 \pm 0$</text:p>
          </table:table-cell>
          <table:table-cell table:formula="of:=CONCATENATE(&quot;$&quot;; ROUND([.D24]; 1); &quot; \pm &quot;; ROUND([.E24]; 1); &quot;$&quot;)" office:value-type="string" office:string-value="$-32.5 \pm 1.4$" calcext:value-type="string">
            <text:p>$-32.5 \pm 1.4$</text:p>
          </table:table-cell>
          <table:table-cell table:formula="of:=CONCATENATE(&quot;$&quot;; ROUND([.F24]; 1); &quot; \pm &quot;; ROUND([.G24]; 1); &quot;$&quot;)" office:value-type="string" office:string-value="$-5.7 \pm 1.4$" calcext:value-type="string">
            <text:p>$-5.7 \pm 1.4$</text:p>
          </table:table-cell>
        </table:table-row>
        <table:table-row table:style-name="ro1">
          <table:table-cell office:value-type="string" calcext:value-type="string">
            <text:p>Tyrosine</text:p>
          </table:table-cell>
          <table:table-cell office:value-type="float" office:value="-28.4648373348653" calcext:value-type="float">
            <text:p>-28.5</text:p>
          </table:table-cell>
          <table:table-cell office:value-type="float" office:value="0.0087384663783985" calcext:value-type="float">
            <text:p>0.0</text:p>
          </table:table-cell>
          <table:table-cell office:value-type="float" office:value="-30.5664751232252" calcext:value-type="float">
            <text:p>-30.6</text:p>
          </table:table-cell>
          <table:table-cell office:value-type="float" office:value="1.63174156778618" calcext:value-type="float">
            <text:p>1.6</text:p>
          </table:table-cell>
          <table:table-cell office:value-type="float" office:value="-2.10163778835992" calcext:value-type="float">
            <text:p>-2.1</text:p>
          </table:table-cell>
          <table:table-cell office:value-type="float" office:value="1.63176496617495" calcext:value-type="float">
            <text:p>1.6</text:p>
          </table:table-cell>
          <table:table-cell table:number-columns-repeated="2"/>
          <table:table-cell table:formula="of:=[.A25]" office:value-type="string" office:string-value="Tyrosine" calcext:value-type="string">
            <text:p>Tyrosine</text:p>
          </table:table-cell>
          <table:table-cell table:formula="of:=CONCATENATE(&quot;$&quot;; ROUND([.B25]; 1); &quot; \pm &quot;; ROUND([.C25]; 1); &quot;$&quot;)" office:value-type="string" office:string-value="$-28.5 \pm 0$" calcext:value-type="string">
            <text:p>$-28.5 \pm 0$</text:p>
          </table:table-cell>
          <table:table-cell table:formula="of:=CONCATENATE(&quot;$&quot;; ROUND([.D25]; 1); &quot; \pm &quot;; ROUND([.E25]; 1); &quot;$&quot;)" office:value-type="string" office:string-value="$-30.6 \pm 1.6$" calcext:value-type="string">
            <text:p>$-30.6 \pm 1.6$</text:p>
          </table:table-cell>
          <table:table-cell table:formula="of:=CONCATENATE(&quot;$&quot;; ROUND([.F25]; 1); &quot; \pm &quot;; ROUND([.G25]; 1); &quot;$&quot;)" office:value-type="string" office:string-value="$-2.1 \pm 1.6$" calcext:value-type="string">
            <text:p>$-2.1 \pm 1.6$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float" office:value="-13.1546819246098" calcext:value-type="float">
            <text:p>-13.2</text:p>
          </table:table-cell>
          <table:table-cell office:value-type="float" office:value="0.0475605715230696" calcext:value-type="float">
            <text:p>0.0</text:p>
          </table:table-cell>
          <table:table-cell office:value-type="float" office:value="-13.189664427191" calcext:value-type="float">
            <text:p>-13.2</text:p>
          </table:table-cell>
          <table:table-cell office:value-type="float" office:value="1.22142909317495" calcext:value-type="float">
            <text:p>1.2</text:p>
          </table:table-cell>
          <table:table-cell office:value-type="float" office:value="-0.0349825025812027" calcext:value-type="float">
            <text:p>0.0</text:p>
          </table:table-cell>
          <table:table-cell office:value-type="float" office:value="1.22235471022849" calcext:value-type="float">
            <text:p>1.2</text:p>
          </table:table-cell>
          <table:table-cell table:number-columns-repeated="2"/>
          <table:table-cell table:formula="of:=[.A26]" office:value-type="string" office:string-value="Valine" calcext:value-type="string">
            <text:p>Valine</text:p>
          </table:table-cell>
          <table:table-cell table:formula="of:=CONCATENATE(&quot;$&quot;; ROUND([.B26]; 1); &quot; \pm &quot;; ROUND([.C26]; 1); &quot;$&quot;)" office:value-type="string" office:string-value="$-13.2 \pm 0$" calcext:value-type="string">
            <text:p>$-13.2 \pm 0$</text:p>
          </table:table-cell>
          <table:table-cell table:formula="of:=CONCATENATE(&quot;$&quot;; ROUND([.D26]; 1); &quot; \pm &quot;; ROUND([.E26]; 1); &quot;$&quot;)" office:value-type="string" office:string-value="$-13.2 \pm 1.2$" calcext:value-type="string">
            <text:p>$-13.2 \pm 1.2$</text:p>
          </table:table-cell>
          <table:table-cell table:formula="of:=CONCATENATE(&quot;$&quot;; ROUND([.F26]; 1); &quot; \pm &quot;; ROUND([.G26]; 1); &quot;$&quot;)" office:value-type="string" office:string-value="$0 \pm 1.2$" calcext:value-type="string">
            <text:p>$0 \pm 1.2$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3.85026721822722" calcext:value-type="float">
            <text:p>3.9</text:p>
          </table:table-cell>
          <table:table-cell office:value-type="float" office:value="0.143615417931654" calcext:value-type="float">
            <text:p>0.1</text:p>
          </table:table-cell>
          <table:table-cell office:value-type="float" office:value="-4.47708278728533" calcext:value-type="float">
            <text:p>-4.5</text:p>
          </table:table-cell>
          <table:table-cell office:value-type="float" office:value="42.2667734448762" calcext:value-type="float">
            <text:p>42.3</text:p>
          </table:table-cell>
          <table:table-cell office:value-type="float" office:value="-8.32735000551255" calcext:value-type="float">
            <text:p>-8.3</text:p>
          </table:table-cell>
          <table:table-cell office:value-type="float" office:value="42.2670174347417" calcext:value-type="float">
            <text:p>42.3</text:p>
          </table:table-cell>
          <table:table-cell table:number-columns-repeated="2"/>
          <table:table-cell table:formula="of:=[.A27]" office:value-type="string" office:string-value="Water" calcext:value-type="string">
            <text:p>Water</text:p>
          </table:table-cell>
          <table:table-cell table:formula="of:=CONCATENATE(&quot;$&quot;; ROUND([.B27]; 1); &quot; \pm &quot;; ROUND([.C27]; 1); &quot;$&quot;)" office:value-type="string" office:string-value="$3.9 \pm 0.1$" calcext:value-type="string">
            <text:p>$3.9 \pm 0.1$</text:p>
          </table:table-cell>
          <table:table-cell table:formula="of:=CONCATENATE(&quot;$&quot;; ROUND([.D27]; 1); &quot; \pm &quot;; ROUND([.E27]; 1); &quot;$&quot;)" office:value-type="string" office:string-value="$-4.5 \pm 42.3$" calcext:value-type="string">
            <text:p>$-4.5 \pm 42.3$</text:p>
          </table:table-cell>
          <table:table-cell table:formula="of:=CONCATENATE(&quot;$&quot;; ROUND([.F27]; 1); &quot; \pm &quot;; ROUND([.G27]; 1); &quot;$&quot;)" office:value-type="string" office:string-value="$-8.3 \pm 42.3$" calcext:value-type="string">
            <text:p>$-8.3 \pm 42.3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9T10:45:28.014184254</dc:date>
    <meta:editing-duration>PT16H29M42S</meta:editing-duration>
    <meta:editing-cycles>1</meta:editing-cycles>
    <meta:document-statistic meta:table-count="1" meta:cell-count="297" meta:object-count="0"/>
    <meta:generator>LibreOffice/6.4.7.2$Linux_X86_64 LibreOffice_project/40$Build-2</meta:generator>
  </office:meta>
</office:document-meta>
</file>